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15.397cm"/>
    </style:style>
    <style:style style:name="co3" style:family="table-column">
      <style:table-column-properties fo:break-before="auto" style:column-width="14.716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70388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Caracter�sticas socioecon�micas</text:p>
          </table:table-cell>
          <table:table-cell office:value-type="string" calcext:value-type="string">
            <text:p>Tipo de uso de TIC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table:number-columns-repeated="2" office:value-type="string" calcext:value-type="string">
            <text:p>Total Personas</text:p>
          </table:table-cell>
          <table:table-cell office:value-type="float" office:value="36663412" calcext:value-type="float">
            <text:p>3666341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1.5" calcext:value-type="float">
            <text:p>91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Total Personas</text:p>
          </table:table-cell>
          <table:table-cell office:value-type="float" office:value="656172" calcext:value-type="float">
            <text:p>65617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1.1" calcext:value-type="float">
            <text:p>91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61.9" calcext:value-type="float">
            <text:p>61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52.6" calcext:value-type="float">
            <text:p>52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Total Personas</text:p>
          </table:table-cell>
          <table:table-cell office:value-type="float" office:value="2114733" calcext:value-type="float">
            <text:p>211473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82.4" calcext:value-type="float">
            <text:p>82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80.9" calcext:value-type="float">
            <text:p>80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Total Personas</text:p>
          </table:table-cell>
          <table:table-cell office:value-type="float" office:value="9214795" calcext:value-type="float">
            <text:p>921479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Total Personas</text:p>
          </table:table-cell>
          <table:table-cell office:value-type="float" office:value="9250477" calcext:value-type="float">
            <text:p>925047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Total Personas</text:p>
          </table:table-cell>
          <table:table-cell office:value-type="float" office:value="4804238" calcext:value-type="float">
            <text:p>480423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9" calcext:value-type="float">
            <text:p>96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Total Personas</text:p>
          </table:table-cell>
          <table:table-cell office:value-type="float" office:value="4184973" calcext:value-type="float">
            <text:p>418497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Total Personas</text:p>
          </table:table-cell>
          <table:table-cell office:value-type="float" office:value="6047165" calcext:value-type="float">
            <text:p>604716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5.7" calcext:value-type="float">
            <text:p>75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Total Personas</text:p>
          </table:table-cell>
          <table:table-cell office:value-type="float" office:value="390858" calcext:value-type="float">
            <text:p>39085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3" calcext:value-type="float">
            <text:p>98,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Total Personas</text:p>
          </table:table-cell>
          <table:table-cell office:value-type="float" office:value="21257763" calcext:value-type="float">
            <text:p>2125776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Total Personas</text:p>
          </table:table-cell>
          <table:table-cell office:value-type="float" office:value="3583656" calcext:value-type="float">
            <text:p>358365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5.6" calcext:value-type="float">
            <text:p>95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Total Personas</text:p>
          </table:table-cell>
          <table:table-cell office:value-type="float" office:value="3633159" calcext:value-type="float">
            <text:p>363315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Total Personas</text:p>
          </table:table-cell>
          <table:table-cell office:value-type="float" office:value="1719702" calcext:value-type="float">
            <text:p>171970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3.4" calcext:value-type="float">
            <text:p>93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2.7" calcext:value-type="float">
            <text:p>92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Total Personas</text:p>
          </table:table-cell>
          <table:table-cell office:value-type="float" office:value="5349786" calcext:value-type="float">
            <text:p>534978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82.6" calcext:value-type="float">
            <text:p>82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80.1" calcext:value-type="float">
            <text:p>80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Total Personas</text:p>
          </table:table-cell>
          <table:table-cell office:value-type="float" office:value="1119346" calcext:value-type="float">
            <text:p>111934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89.8" calcext:value-type="float">
            <text:p>89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2.6" calcext:value-type="float">
            <text:p>82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Total Personas</text:p>
          </table:table-cell>
          <table:table-cell office:value-type="float" office:value="15220132" calcext:value-type="float">
            <text:p>1522013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7.9" calcext:value-type="float">
            <text:p>67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Total Personas</text:p>
          </table:table-cell>
          <table:table-cell office:value-type="float" office:value="2496180" calcext:value-type="float">
            <text:p>2496180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Total Personas</text:p>
          </table:table-cell>
          <table:table-cell office:value-type="float" office:value="1356466" calcext:value-type="float">
            <text:p>135646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2.3" calcext:value-type="float">
            <text:p>92,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6.2" calcext:value-type="float">
            <text:p>66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Total Personas</text:p>
          </table:table-cell>
          <table:table-cell office:value-type="float" office:value="1967995" calcext:value-type="float">
            <text:p>196799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1" calcext:value-type="float">
            <text:p>97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2.3" calcext:value-type="float">
            <text:p>62,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Total Personas</text:p>
          </table:table-cell>
          <table:table-cell office:value-type="float" office:value="216990" calcext:value-type="float">
            <text:p>216990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Total Personas</text:p>
          </table:table-cell>
          <table:table-cell office:value-type="float" office:value="17729555" calcext:value-type="float">
            <text:p>1772955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3" calcext:value-type="float">
            <text:p>98,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6.4" calcext:value-type="float">
            <text:p>66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Total Personas</text:p>
          </table:table-cell>
          <table:table-cell office:value-type="float" office:value="3528209" calcext:value-type="float">
            <text:p>352820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Total Personas</text:p>
          </table:table-cell>
          <table:table-cell office:value-type="float" office:value="5699371" calcext:value-type="float">
            <text:p>569937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2.6" calcext:value-type="float">
            <text:p>92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Total Personas</text:p>
          </table:table-cell>
          <table:table-cell office:value-type="float" office:value="15558392" calcext:value-type="float">
            <text:p>1555839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3.1" calcext:value-type="float">
            <text:p>73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Total Personas</text:p>
          </table:table-cell>
          <table:table-cell office:value-type="float" office:value="1142740" calcext:value-type="float">
            <text:p>1142740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Total Personas</text:p>
          </table:table-cell>
          <table:table-cell office:value-type="float" office:value="20115023" calcext:value-type="float">
            <text:p>2011502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5.7" calcext:value-type="float">
            <text:p>65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Personas</text:p>
          </table:table-cell>
          <table:table-cell office:value-type="float" office:value="4110883" calcext:value-type="float">
            <text:p>411088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1.8" calcext:value-type="float">
            <text:p>91,8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6.3" calcext:value-type="float">
            <text:p>86,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Personas</text:p>
          </table:table-cell>
          <table:table-cell office:value-type="float" office:value="4703797" calcext:value-type="float">
            <text:p>470379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3.7" calcext:value-type="float">
            <text:p>93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Personas</text:p>
          </table:table-cell>
          <table:table-cell office:value-type="float" office:value="6214136" calcext:value-type="float">
            <text:p>621413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4.1" calcext:value-type="float">
            <text:p>94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3.3" calcext:value-type="float">
            <text:p>93,3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Personas</text:p>
          </table:table-cell>
          <table:table-cell office:value-type="float" office:value="8752560" calcext:value-type="float">
            <text:p>8752560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Personas</text:p>
          </table:table-cell>
          <table:table-cell office:value-type="float" office:value="12702581" calcext:value-type="float">
            <text:p>12702581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Personas</text:p>
          </table:table-cell>
          <table:table-cell office:value-type="float" office:value="179455" calcext:value-type="float">
            <text:p>17945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3.6" calcext:value-type="float">
            <text:p>83,6</text:p>
          </table:table-cell>
        </table:table-row>
        <table:table-row table:style-name="ro1">
          <table:table-cell office:value-type="string" calcext:value-type="string">
            <text:p>Ambos sexo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table:number-columns-repeated="2" office:value-type="string" calcext:value-type="string">
            <text:p>Total Personas</text:p>
          </table:table-cell>
          <table:table-cell office:value-type="float" office:value="18217793" calcext:value-type="float">
            <text:p>1821779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1.4" calcext:value-type="float">
            <text:p>91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Total Personas</text:p>
          </table:table-cell>
          <table:table-cell office:value-type="float" office:value="294245" calcext:value-type="float">
            <text:p>29424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45.6" calcext:value-type="float">
            <text:p>45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Total Personas</text:p>
          </table:table-cell>
          <table:table-cell office:value-type="float" office:value="1077141" calcext:value-type="float">
            <text:p>107714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84.2" calcext:value-type="float">
            <text:p>84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75.7" calcext:value-type="float">
            <text:p>75,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Total Personas</text:p>
          </table:table-cell>
          <table:table-cell office:value-type="float" office:value="4886709" calcext:value-type="float">
            <text:p>488670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2.2" calcext:value-type="float">
            <text:p>92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0.3" calcext:value-type="float">
            <text:p>90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5.6" calcext:value-type="float">
            <text:p>85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Total Personas</text:p>
          </table:table-cell>
          <table:table-cell office:value-type="float" office:value="4663810" calcext:value-type="float">
            <text:p>466381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9.3" calcext:value-type="float">
            <text:p>59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Total Personas</text:p>
          </table:table-cell>
          <table:table-cell office:value-type="float" office:value="2612590" calcext:value-type="float">
            <text:p>261259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Total Personas</text:p>
          </table:table-cell>
          <table:table-cell office:value-type="float" office:value="1785070" calcext:value-type="float">
            <text:p>178507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1.3" calcext:value-type="float">
            <text:p>71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Total Personas</text:p>
          </table:table-cell>
          <table:table-cell office:value-type="float" office:value="2707668" calcext:value-type="float">
            <text:p>270766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1.8" calcext:value-type="float">
            <text:p>71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Total Personas</text:p>
          </table:table-cell>
          <table:table-cell office:value-type="float" office:value="190560" calcext:value-type="float">
            <text:p>19056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87.1" calcext:value-type="float">
            <text:p>87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Total Personas</text:p>
          </table:table-cell>
          <table:table-cell office:value-type="float" office:value="11387201" calcext:value-type="float">
            <text:p>1138720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5.6" calcext:value-type="float">
            <text:p>95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3.6" calcext:value-type="float">
            <text:p>63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Total Personas</text:p>
          </table:table-cell>
          <table:table-cell office:value-type="float" office:value="1607433" calcext:value-type="float">
            <text:p>160743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5.3" calcext:value-type="float">
            <text:p>95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Total Personas</text:p>
          </table:table-cell>
          <table:table-cell office:value-type="float" office:value="1784997" calcext:value-type="float">
            <text:p>178499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7.1" calcext:value-type="float">
            <text:p>57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Total Personas</text:p>
          </table:table-cell>
          <table:table-cell office:value-type="float" office:value="98013" calcext:value-type="float">
            <text:p>9801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4.1" calcext:value-type="float">
            <text:p>94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Total Personas</text:p>
          </table:table-cell>
          <table:table-cell office:value-type="float" office:value="2832925" calcext:value-type="float">
            <text:p>283292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6.9" calcext:value-type="float">
            <text:p>96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72.2" calcext:value-type="float">
            <text:p>72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Total Personas</text:p>
          </table:table-cell>
          <table:table-cell office:value-type="float" office:value="507224" calcext:value-type="float">
            <text:p>50722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Total Personas</text:p>
          </table:table-cell>
          <table:table-cell office:value-type="float" office:value="8204121" calcext:value-type="float">
            <text:p>820412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3" calcext:value-type="float">
            <text:p>98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Total Personas</text:p>
          </table:table-cell>
          <table:table-cell office:value-type="float" office:value="1042308" calcext:value-type="float">
            <text:p>104230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Total Personas</text:p>
          </table:table-cell>
          <table:table-cell office:value-type="float" office:value="850807" calcext:value-type="float">
            <text:p>85080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0.3" calcext:value-type="float">
            <text:p>90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9.6" calcext:value-type="float">
            <text:p>59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Total Personas</text:p>
          </table:table-cell>
          <table:table-cell office:value-type="float" office:value="1212522" calcext:value-type="float">
            <text:p>121252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4.2" calcext:value-type="float">
            <text:p>94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Total Personas</text:p>
          </table:table-cell>
          <table:table-cell office:value-type="float" office:value="77443" calcext:value-type="float">
            <text:p>7744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Total Personas</text:p>
          </table:table-cell>
          <table:table-cell office:value-type="float" office:value="10405041" calcext:value-type="float">
            <text:p>1040504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5.6" calcext:value-type="float">
            <text:p>95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3.4" calcext:value-type="float">
            <text:p>63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Total Personas</text:p>
          </table:table-cell>
          <table:table-cell office:value-type="float" office:value="982159" calcext:value-type="float">
            <text:p>98215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5.3" calcext:value-type="float">
            <text:p>65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Total Personas</text:p>
          </table:table-cell>
          <table:table-cell office:value-type="float" office:value="4394407" calcext:value-type="float">
            <text:p>439440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Total Personas</text:p>
          </table:table-cell>
          <table:table-cell office:value-type="float" office:value="6992793" calcext:value-type="float">
            <text:p>699279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Total Personas</text:p>
          </table:table-cell>
          <table:table-cell office:value-type="float" office:value="801549" calcext:value-type="float">
            <text:p>80154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80.3" calcext:value-type="float">
            <text:p>80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Total Personas</text:p>
          </table:table-cell>
          <table:table-cell office:value-type="float" office:value="10585652" calcext:value-type="float">
            <text:p>1058565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5.3" calcext:value-type="float">
            <text:p>95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2.3" calcext:value-type="float">
            <text:p>62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Personas</text:p>
          </table:table-cell>
          <table:table-cell office:value-type="float" office:value="1888738" calcext:value-type="float">
            <text:p>188873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5.3" calcext:value-type="float">
            <text:p>85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Personas</text:p>
          </table:table-cell>
          <table:table-cell office:value-type="float" office:value="2324083" calcext:value-type="float">
            <text:p>232408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3.4" calcext:value-type="float">
            <text:p>93,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2.6" calcext:value-type="float">
            <text:p>92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8.1" calcext:value-type="float">
            <text:p>88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Personas</text:p>
          </table:table-cell>
          <table:table-cell office:value-type="float" office:value="2967551" calcext:value-type="float">
            <text:p>296755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1.9" calcext:value-type="float">
            <text:p>91,9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Personas</text:p>
          </table:table-cell>
          <table:table-cell office:value-type="float" office:value="4412116" calcext:value-type="float">
            <text:p>4412116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5.1" calcext:value-type="float">
            <text:p>95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2.2" calcext:value-type="float">
            <text:p>92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Personas</text:p>
          </table:table-cell>
          <table:table-cell office:value-type="float" office:value="6542390" calcext:value-type="float">
            <text:p>654239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5.7" calcext:value-type="float">
            <text:p>95,7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Personas</text:p>
          </table:table-cell>
          <table:table-cell office:value-type="float" office:value="82915" calcext:value-type="float">
            <text:p>82915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0.2" calcext:value-type="float">
            <text:p>90,2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87.3" calcext:value-type="float">
            <text:p>87,3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5.1" calcext:value-type="float">
            <text:p>85,1</text:p>
          </table:table-cell>
        </table:table-row>
        <table:table-row table:style-name="ro1">
          <table:table-cell office:value-type="string" calcext:value-type="string">
            <text:p>Sexo: Hombr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table:number-columns-repeated="2" office:value-type="string" calcext:value-type="string">
            <text:p>Total Personas</text:p>
          </table:table-cell>
          <table:table-cell office:value-type="float" office:value="18445619" calcext:value-type="float">
            <text:p>1844561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5.3" calcext:value-type="float">
            <text:p>95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1.6" calcext:value-type="float">
            <text:p>91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Total Personas</text:p>
          </table:table-cell>
          <table:table-cell office:value-type="float" office:value="361928" calcext:value-type="float">
            <text:p>36192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88.9" calcext:value-type="float">
            <text:p>88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69.4" calcext:value-type="float">
            <text:p>69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Menos que prim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Total Personas</text:p>
          </table:table-cell>
          <table:table-cell office:value-type="float" office:value="1037593" calcext:value-type="float">
            <text:p>103759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78.7" calcext:value-type="float">
            <text:p>78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68.8" calcext:value-type="float">
            <text:p>68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Educaci�n Prim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Total Personas</text:p>
          </table:table-cell>
          <table:table-cell office:value-type="float" office:value="4328086" calcext:value-type="float">
            <text:p>432808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2.3" calcext:value-type="float">
            <text:p>92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6.4" calcext:value-type="float">
            <text:p>86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Primera etapa de Educaci�n Secund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Total Personas</text:p>
          </table:table-cell>
          <table:table-cell office:value-type="float" office:value="4586667" calcext:value-type="float">
            <text:p>458666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4.2" calcext:value-type="float">
            <text:p>94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Segunda etapa de Educaci�n Secundaria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Total Personas</text:p>
          </table:table-cell>
          <table:table-cell office:value-type="float" office:value="2191648" calcext:value-type="float">
            <text:p>219164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Formaci�n Profesional de Grado Superior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7.4" calcext:value-type="float">
            <text:p>67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Total Personas</text:p>
          </table:table-cell>
          <table:table-cell office:value-type="float" office:value="2399903" calcext:value-type="float">
            <text:p>239990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3" calcext:value-type="float">
            <text:p>97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iplomatura universitaria y equivalent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Total Personas</text:p>
          </table:table-cell>
          <table:table-cell office:value-type="float" office:value="3339497" calcext:value-type="float">
            <text:p>333949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Licenciatura universitaria, m�ster y equivalent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8.8" calcext:value-type="float">
            <text:p>78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Total Personas</text:p>
          </table:table-cell>
          <table:table-cell office:value-type="float" office:value="200298" calcext:value-type="float">
            <text:p>20029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4.1" calcext:value-type="float">
            <text:p>94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Doctorado universitario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80.9" calcext:value-type="float">
            <text:p>80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Total Person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Estudios terminados: Ot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Total Personas</text:p>
          </table:table-cell>
          <table:table-cell office:value-type="float" office:value="9870563" calcext:value-type="float">
            <text:p>987056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ocup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0.1" calcext:value-type="float">
            <text:p>70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Total Personas</text:p>
          </table:table-cell>
          <table:table-cell office:value-type="float" office:value="1976223" calcext:value-type="float">
            <text:p>197622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1" calcext:value-type="float">
            <text:p>97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Activos par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Total Personas</text:p>
          </table:table-cell>
          <table:table-cell office:value-type="float" office:value="1848162" calcext:value-type="float">
            <text:p>184816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Estudiant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2.6" calcext:value-type="float">
            <text:p>62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Total Personas</text:p>
          </table:table-cell>
          <table:table-cell office:value-type="float" office:value="1621689" calcext:value-type="float">
            <text:p>162168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4.7" calcext:value-type="float">
            <text:p>84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Labores del hogar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Total Personas</text:p>
          </table:table-cell>
          <table:table-cell office:value-type="float" office:value="2516860" calcext:value-type="float">
            <text:p>2516860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80.4" calcext:value-type="float">
            <text:p>80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70.6" calcext:value-type="float">
            <text:p>70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Inactivos: Pensionista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26.1" calcext:value-type="float">
            <text:p>26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Total Personas</text:p>
          </table:table-cell>
          <table:table-cell office:value-type="float" office:value="612121" calcext:value-type="float">
            <text:p>61212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2.1" calcext:value-type="float">
            <text:p>92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3.6" calcext:value-type="float">
            <text:p>83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laboral: Otra situaci�n labor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Total Personas</text:p>
          </table:table-cell>
          <table:table-cell office:value-type="float" office:value="7016011" calcext:value-type="float">
            <text:p>701601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9" calcext:value-type="float">
            <text:p>96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indefinido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0.4" calcext:value-type="float">
            <text:p>70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Total Personas</text:p>
          </table:table-cell>
          <table:table-cell office:value-type="float" office:value="1453873" calcext:value-type="float">
            <text:p>145387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ajena con contrato tempor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8.9" calcext:value-type="float">
            <text:p>68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Total Personas</text:p>
          </table:table-cell>
          <table:table-cell office:value-type="float" office:value="505659" calcext:value-type="float">
            <text:p>50565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5.7" calcext:value-type="float">
            <text:p>95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<text:s/>con emple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7.4" calcext:value-type="float">
            <text:p>77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Total Personas</text:p>
          </table:table-cell>
          <table:table-cell office:value-type="float" office:value="755473" calcext:value-type="float">
            <text:p>75547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3" calcext:value-type="float">
            <text:p>98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Trabajador por cuenta propia sin emplead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5.9" calcext:value-type="float">
            <text:p>65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Total Personas</text:p>
          </table:table-cell>
          <table:table-cell office:value-type="float" office:value="139547" calcext:value-type="float">
            <text:p>13954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9" calcext:value-type="float">
            <text:p>96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Situaci�n Profesional (en trabajo principal): <text:s/>Ayuda familiar (sin sueldo estipulado)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Total Personas</text:p>
          </table:table-cell>
          <table:table-cell office:value-type="float" office:value="7324514" calcext:value-type="float">
            <text:p>732451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completo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0.7" calcext:value-type="float">
            <text:p>70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Total Personas</text:p>
          </table:table-cell>
          <table:table-cell office:value-type="float" office:value="2546049" calcext:value-type="float">
            <text:p>254604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Jornada laboral (en trabajo principal) : A tiempo parci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8.4" calcext:value-type="float">
            <text:p>68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Total Personas</text:p>
          </table:table-cell>
          <table:table-cell office:value-type="float" office:value="1304964" calcext:value-type="float">
            <text:p>130496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7.3" calcext:value-type="float">
            <text:p>97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3.3" calcext:value-type="float">
            <text:p>93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Manu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Total Personas</text:p>
          </table:table-cell>
          <table:table-cell office:value-type="float" office:value="8565599" calcext:value-type="float">
            <text:p>856559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3" calcext:value-type="float">
            <text:p>97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No Manual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73.6" calcext:value-type="float">
            <text:p>73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Total Personas</text:p>
          </table:table-cell>
          <table:table-cell office:value-type="float" office:value="341192" calcext:value-type="float">
            <text:p>34119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7.3" calcext:value-type="float">
            <text:p>97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Trabajadores TIC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Total Personas</text:p>
          </table:table-cell>
          <table:table-cell office:value-type="float" office:value="9529371" calcext:value-type="float">
            <text:p>952937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Ocupaci�n principal: Otros trabajadore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Personas</text:p>
          </table:table-cell>
          <table:table-cell office:value-type="float" office:value="2222145" calcext:value-type="float">
            <text:p>222214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3" calcext:value-type="float">
            <text:p>98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7.1" calcext:value-type="float">
            <text:p>87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Personas</text:p>
          </table:table-cell>
          <table:table-cell office:value-type="float" office:value="2379714" calcext:value-type="float">
            <text:p>237971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3.2" calcext:value-type="float">
            <text:p>93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Personas</text:p>
          </table:table-cell>
          <table:table-cell office:value-type="float" office:value="3246585" calcext:value-type="float">
            <text:p>324658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0.3" calcext:value-type="float">
            <text:p>90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Personas</text:p>
          </table:table-cell>
          <table:table-cell office:value-type="float" office:value="4340444" calcext:value-type="float">
            <text:p>434044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5.9" calcext:value-type="float">
            <text:p>95,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Personas</text:p>
          </table:table-cell>
          <table:table-cell office:value-type="float" office:value="6160191" calcext:value-type="float">
            <text:p>6160191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Personas</text:p>
          </table:table-cell>
          <table:table-cell office:value-type="float" office:value="96539" calcext:value-type="float">
            <text:p>96539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el 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Internet en los �ltimos 3 meses</text:p>
          </table:table-cell>
          <table:table-cell office:value-type="float" office:value="90.7" calcext:value-type="float">
            <text:p>90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Internet al menos una vez por semana en los �ltimos 3 meses</text:p>
          </table:table-cell>
          <table:table-cell office:value-type="float" office:value="90.7" calcext:value-type="float">
            <text:p>90,7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utilizado Internet diariamente (al menos 5 d�as a la semana)</text:p>
          </table:table-cell>
          <table:table-cell office:value-type="float" office:value="82.4" calcext:value-type="float">
            <text:p>82,4</text:p>
          </table:table-cell>
        </table:table-row>
        <table:table-row table:style-name="ro1">
          <table:table-cell office:value-type="string" calcext:value-type="string">
            <text:p>Sexo: Mujer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Personas que han comprado a trav�s de Internet en los �ltimos 3 meses</text:p>
          </table:table-cell>
          <table:table-cell office:value-type="float" office:value="38.6" calcext:value-type="float">
            <text:p>38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380" meta:object-count="0"/>
    <meta:generator>LibreOffice/24.2.7.2$Linux_X86_64 LibreOffice_project/420$Build-2</meta:generator>
  </office:meta>
</office:document-meta>
</file>